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cee7" officeooo:paragraph-rsid="0004ce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process:</text:p>
      <text:p text:style-name="P1"/>
      <text:p text:style-name="P1">I started by going through each part of the homework and implementing the requested software as best as I could. I then went back over each part cross-referencing the book and my lecture notes and attempting the deliverables.</text:p>
      <text:p text:style-name="P1"/>
      <text:p text:style-name="P1"><text:s/>Difficulties:</text:p>
      <text:p text:style-name="P1"/>
      <text:p text:style-name="P1">I had a lot of trouble with deciding types and dimensions for the inputs and outputs of functions. A lot of the terminology used was mathematical (like “vectors”) which is ambiguous in code. For instance, until the revised homework was released, I did not know that the intention was to store values and configurations as numpy arrays and had already created a structure where they were lists. </text:p>
      <text:p text:style-name="P1"/>
      <text:p text:style-name="P1">I also found it difficult to complete deliverables that required separate code from the homework instructions but no additional guidance on code structures, such as the part of the first deliverable where you need to create additional code for the Jacobian.</text:p>
      <text:p text:style-name="P1"/>
      <text:p text:style-name="P1">Workload:</text:p>
      <text:p text:style-name="P1"/>
      <text:p text:style-name="P1">I actually ended up only spending 4 hours per week outside of class on this (after the first week) due to other obligations. I’m willing to accept a reduced grade because of this. I have re-arranged my schedule a bit in order to spend the time I’d like to on this class, which is more like 8-10 hours per week. </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8T21:28:48.769000000</meta:creation-date>
    <dc:date>2024-10-28T21:40:01.409000000</dc:date>
    <meta:editing-duration>PT2S</meta:editing-duration>
    <meta:editing-cycles>1</meta:editing-cycles>
    <meta:document-statistic meta:table-count="0" meta:image-count="0" meta:object-count="0" meta:page-count="1" meta:paragraph-count="7" meta:word-count="210" meta:character-count="1221" meta:non-whitespace-character-count="1015"/>
    <meta:generator>LibreOffice/7.1.4.2$Windows_X86_64 LibreOffice_project/a529a4fab45b75fefc5b6226684193eb000654f6</meta:generator>
  </office:meta>
</office:document-meta>
</file>